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4638in"/>
    </style:style>
    <style:style style:name="co3" style:family="table-column">
      <style:table-column-properties fo:break-before="auto" style:column-width="2.5173in"/>
    </style:style>
    <style:style style:name="co4" style:family="table-column">
      <style:table-column-properties fo:break-before="auto" style:column-width="2.66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ro5" style:family="table-row">
      <style:table-row-properties style:row-height="1.1055in" fo:break-before="auto" style:use-optimal-row-height="true"/>
    </style:style>
    <style:style style:name="ro6" style:family="table-row">
      <style:table-row-properties style:row-height="1.4161in" fo:break-before="auto" style:use-optimal-row-height="true"/>
    </style:style>
    <style:style style:name="ro7" style:family="table-row">
      <style:table-row-properties style:row-height="0.9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="0.74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A20-OLINUXINO-MICRO_e16Gs16M_Rev_N_bom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table:style-name="ce11" office:value-type="string" calcext:value-type="string">
            <text:p>Q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Device</text:p>
          </table:table-cell>
          <table:table-cell table:style-name="ce11" office:value-type="string" calcext:value-type="string">
            <text:p>Parts</text:p>
          </table:table-cell>
          <table:table-cell table:style-name="ce11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55, R156, R157, R15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24, R34, R69, R87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, R31, R51, R53, R60, R62, R63,</text:p>
            <text:p> R66, R68, R71, R72, R7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4, R118, R119, R133, R134, R135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49.9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5, R43, R58, R103, R141, R142, </text:p>
            <text:p>R143, R1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9, R16, R41, R104, R150, R15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, R92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2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2, R4, R6, R8, R32, R37, R39,</text:p>
            <text:p> R57, R65, R70, R73, R75, R76, R81, </text:p>
            <text:p>R82, R83, R86, R93, R94, R1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, R5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2, R61, R89, R13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8, R97</text:p>
          </table:table-cell>
          <table:table-cell table:number-columns-repeated="102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, R20, R30, R33, R38, R44, R46,</text:p>
            <text:p> R47, R54, R98, R105, R112, R113, </text:p>
            <text:p>R115, R116, R117, R136, R137, </text:p>
            <text:p>R152, R15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4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5, R78, R80, R10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7, R10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7, R28, R52, R84, R95, R11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, R17, R29, R40, R85, R91, R10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6, R56, R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75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.5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, 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8, RM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/50V/5%/COG/C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97, C9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5, C76, C99, C100, C195, C208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9, C131, C132, C160, C165,</text:p>
            <text:p> C182, C2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9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0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40, C141, C142, C143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4, C67, C72, C74, C92, C94, C122,</text:p>
            <text:p> C124, C125, C161, C170, C171, </text:p>
            <text:p>C176, C200, C221, C233</text:p>
          </table:table-cell>
          <table:table-cell table:number-columns-repeated="1020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, C3, C5, C7, C10, C11, C14, C15,</text:p>
            <text:p> C18, C19, C21, C22, C23, C24, C25,</text:p>
            <text:p> C26, C27, C57, C59, C60, C61, C62,</text:p>
            <text:p> C68, C69, C70, C77, C78, C79, C80,</text:p>
            <text:p> C82, C83, C84, C85, C86, C87, C102,</text:p>
            <text:p> C106, C134, C139, C155, C169, C175,</text:p>
            <text:p> C184, C189, C191, C250, C252, C254</text:p>
          </table:table-cell>
          <table:table-cell table:number-columns-repeated="1020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, C4, C6, C8, C9, C12, C16, C17,</text:p>
            <text:p> C20, C28, C29, C30, C31, C32, C33,</text:p>
            <text:p> C34, C35, C36, C37, C38, C39, C40,</text:p>
            <text:p> C41, C42, C43, C44, C45, C46, C47,</text:p>
            <text:p> C48, C49, C50, C51, C52, C53, C54,</text:p>
            <text:p> C55, C58, C81, C111, C114, C117, </text:p>
            <text:p>C118, C119, C120, C177, C224, C225, </text:p>
            <text:p>C226, C227, C228, C229, C230, </text:p>
            <text:p>C231, C2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2, C196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3, C91, C110, C150, C167, </text:p>
            <text:p>C172, C17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, C253, C25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F/50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202, C203, C241, C242, C243, C244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46, C149, C158, C178, C179,</text:p>
            <text:p> C180, C187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2, C113, C121, C128, C136,</text:p>
            <text:p>C147, C148, C151, C152, C156, C159,</text:p>
            <text:p> C162, C164, C166</text:p>
          </table:table-cell>
          <table:table-cell table:number-columns-repeated="1020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3, C56, C65, C66, C101, C103,C104,</text:p>
            <text:p> C105, C109, C115, C133, C138, C157,</text:p>
            <text:p> C168, C173, C186, C190, C193, C194,</text:p>
            <text:p> C198, C199, C204, C205, C206, C207,</text:p>
            <text:p> C209, C210, C211, C212, C216, C219,</text:p>
            <text:p> C220, C256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123, C126, C135, C145, C217, C222,</text:p>
            <text:p> C223, C240, C245, C246, C247,</text:p>
            <text:p> C248, C24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S3015T2R2MNGH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2, L13, L14, L18, L20, L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uH/YS75</text:p>
          </table:table-cell>
          <table:table-cell office:value-type="string" calcext:value-type="string">
            <text:p>LLQH88PN100M38</text:p>
          </table:table-cell>
          <table:table-cell office:value-type="string" calcext:value-type="string">
            <text:p>L19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2, L4, L5, L6, L7, L11, L15, L16,</text:p>
            <text:p> L17, L2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table:style-name="ce14" office:value-type="string" calcext:value-type="string">
            <text:p>SCHOTKKY7.62SS-1N5819(S4SOD-123)</text:p>
          </table:table-cell>
          <table:table-cell office:value-type="string" calcext:value-type="string">
            <text:p>D1, D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2, D4, 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26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(SOT23-3)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, FET3, FET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ML6402(SOT23-3)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.768kHz/SMD1206/12.5pf</text:p>
          </table:table-cell>
          <table:table-cell office:value-type="string" calcext:value-type="string">
            <text:p>MC-306_MC-306-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.0x3.2mm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2P/5x3.2mm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A20(TFBGA441)</text:p>
          </table:table-cell>
          <table:table-cell table:style-name="ce4" office:value-type="string" calcext:value-type="string">
            <text:p>A10</text:p>
          </table:table-cell>
          <table:table-cell table:style-name="ce4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K4B4G1646E-BYMA0CV</text:p>
          </table:table-cell>
          <table:table-cell table:style-name="ce6" office:value-type="string" calcext:value-type="string">
            <text:p>H5TQ2G63BFR_MEM4G16D3EABG-125PHIS</text:p>
          </table:table-cell>
          <table:table-cell table:style-name="ce4"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KLMAG1JETD-B041003</text:p>
          </table:table-cell>
          <table:table-cell table:style-name="ce4" office:value-type="string" calcext:value-type="string">
            <text:p>KLMAG2GEND-B031(FBGA153)</text:p>
          </table:table-cell>
          <table:table-cell table:style-name="ce4" office:value-type="string" calcext:value-type="string">
            <text:p>U26</text:p>
          </table:table-cell>
          <table:table-cell table:number-columns-repeated="1020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LAN8710A-EZC-AB</text:p>
          </table:table-cell>
          <table:table-cell table:style-name="ce4" office:value-type="string" calcext:value-type="string">
            <text:p>LAN8710A-EZC</text:p>
          </table:table-cell>
          <table:table-cell table:style-name="ce4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P1584EN(SOIC8E)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9, U10, U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3, U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128JVSIQ(16MB)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DS314DBVR</text:p>
          </table:table-cell>
          <table:table-cell office:value-type="string" calcext:value-type="string">
            <text:p>E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CON2DW02S</text:p>
          </table:table-cell>
          <table:table-cell office:value-type="string" calcext:value-type="string">
            <text:p>5V_SATA_PW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-OLD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4</text:p>
          </table:table-cell>
          <table:table-cell office:value-type="string" calcext:value-type="string">
            <text:p>CON4HN1X4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MC_CP_NEWTFC-WPAPR-08</text:p>
          </table:table-cell>
          <table:table-cell office:value-type="string" calcext:value-type="string">
            <text:p>SD/MMC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D-MMC-PUSH-</text:p>
            <text:p>PUSH(PSD006A-LT2-BA0)</text:p>
          </table:table-cell>
          <table:table-cell office:value-type="string" calcext:value-type="string">
            <text:p>SD_CARDTEST</text:p>
          </table:table-cell>
          <table:table-cell office:value-type="string" calcext:value-type="string">
            <text:p>SD/MMC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ML1016</text:p>
          </table:table-cell>
          <table:table-cell office:value-type="string" calcext:value-type="string">
            <text:p>UEXT1, UEXT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-B-V-40-LF</text:p>
          </table:table-cell>
          <table:table-cell office:value-type="string" calcext:value-type="string">
            <text:p>ML4016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J-W47S-05D2-LF</text:p>
          </table:table-cell>
          <table:table-cell office:value-type="string" calcext:value-type="string">
            <text:p>5PINPJ-W47S-05D2-LF_V2</text:p>
          </table:table-cell>
          <table:table-cell office:value-type="string" calcext:value-type="string">
            <text:p>HEADPHONES, MIC_I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table:style-name="ce15" office:value-type="string" calcext:value-type="string">
            <text:p>PWR-JAKPWR_JACK_UNI_MILLING</text:p>
          </table:table-cell>
          <table:table-cell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BC-060TC1(LPJ4013EDNL)</text:p>
          </table:table-cell>
          <table:table-cell office:value-type="string" calcext:value-type="string">
            <text:p>RJLBC-060TC1_GND_MILLING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MINI_USB9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B1-FRWH-4A(USB-Ax2)</text:p>
          </table:table-cell>
          <table:table-cell office:value-type="string" calcext:value-type="string">
            <text:p>USB_TWO_LEVEL</text:p>
          </table:table-cell>
          <table:table-cell office:value-type="string" calcext:value-type="string">
            <text:p>USB_HOS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U06S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VGA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WITCH_TSW34-W16PR-</text:p>
            <text:p>220-LF/SIDE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ENTER, ESC, HOME, MENU, </text:p>
            <text:p>PWR_BUT, RECOVERY, RESET,</text:p>
            <text:p> SEARCH, VOL+, VOL-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WP_ENABL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07, C108, C153, C1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1, C181, C183, C185, C18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SMALL</text:p>
          </table:table-cell>
          <table:table-cell office:value-type="string" calcext:value-type="string">
            <text:p>R12, R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5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, R22, R23, R49, R50, R15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3, R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213, C214, C2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7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130, C1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k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330R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6, R10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DF12(3.0)-40DS-0.5V(86))</text:p>
          </table:table-cell>
          <table:table-cell table:style-name="ce15" office:value-type="string" calcext:value-type="string">
            <text:p>FLASH_CON[DF12(3.0)-40DS-0.5V(86)]</text:p>
          </table:table-cell>
          <table:table-cell office:value-type="string" calcext:value-type="string">
            <text:p>FLASH_CONNEC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DW02S)</text:p>
          </table:table-cell>
          <table:table-cell office:value-type="string" calcext:value-type="string">
            <text:p>CON2DW02S</text:p>
          </table:table-cell>
          <table:table-cell office:value-type="string" calcext:value-type="string">
            <text:p>5V_PW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8, L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MI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17, U22, U23</text:p>
          </table:table-cell>
          <table:table-cell table:number-columns-repeated="1020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in" fo:margin-bottom="0.25in" fo:margin-left="0.25in" fo:margin-right="0.25in" style:scale-to="9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  <style:style style:name="MT3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4-03-13">00/00/0000</text:date></text:span></text:p>
        </style:region-right>
      </style:header>
      <style:header-left style:display="false"/>
      <style:header-firs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4-03-13">00/00/0000</text:date></text:span></text:p>
        </style:region-right>
      </style:header-first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  <style:footer-first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3T13:24:38.014336866</dc:date>
    <meta:editing-duration>PT2H24M16S</meta:editing-duration>
    <meta:editing-cycles>56</meta:editing-cycles>
    <meta:generator>LibreOffice/7.3.7.2$Linux_X86_64 LibreOffice_project/30$Build-2</meta:generator>
    <meta:document-statistic meta:table-count="1" meta:cell-count="468" meta:object-count="0"/>
  </office:meta>
</office:document-meta>
</file>